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92.04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84.9pt"/>
    </style:style>
    <style:style style:name="co5" style:family="table-column">
      <style:table-column-properties fo:break-before="auto" style:column-width="92.1pt"/>
    </style:style>
    <style:style style:name="co6" style:family="table-column">
      <style:table-column-properties fo:break-before="auto" style:column-width="57.49pt"/>
    </style:style>
    <style:style style:name="co7" style:family="table-column">
      <style:table-column-properties fo:break-before="auto" style:column-width="56.21pt"/>
    </style:style>
    <style:style style:name="co8" style:family="table-column">
      <style:table-column-properties fo:break-before="auto" style:column-width="90.5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put_data" table:style-name="ta1">
        <table:shapes>
          <draw:frame draw:z-index="0" draw:style-name="gr1" draw:text-style-name="P1" svg:width="453.51pt" svg:height="255.09pt" svg:x="6.15pt" svg:y="396.09pt">
            <draw:object draw:notify-on-update-of-ranges="input_data.B2:input_data.B30 input_data.D1:input_data.D1 input_data.D2:input_data.D30 input_data.F1:input_data.F1 input_data.F2:input_data.F30 input_data.H1:input_data.H1 input_data.H2:input_data.H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.32pt" svg:y="662.74pt">
            <draw:object draw:notify-on-update-of-ranges="input_data.B2:input_data.B30 input_data.C1:input_data.C1 input_data.C2:input_data.C30 input_data.E1:input_data.E1 input_data.E2:input_data.E30 input_data.G1:input_data.G1 input_data.G2:input_data.G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482.77pt" svg:y="397.67pt">
            <draw:object draw:notify-on-update-of-ranges="input_data.B2:input_data.B30 input_data.I1:input_data.I1 input_data.I2:input_data.I30 input_data.J1:input_data.J1 input_data.J2:input_data.J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from id</text:p>
          </table:table-cell>
          <table:table-cell office:value-type="string" calcext:value-type="string">
            <text:p>to id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added [MiB]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removed [MiB]</text:p>
          </table:table-cell>
          <table:table-cell office:value-type="string" calcext:value-type="string">
            <text:p>changed</text:p>
          </table:table-cell>
          <table:table-cell office:value-type="string" calcext:value-type="string">
            <text:p>changed [MiB]</text:p>
          </table:table-cell>
          <table:table-cell office:value-type="string" calcext:value-type="string">
            <text:p>+files</text:p>
          </table:table-cell>
          <table:table-cell office:value-type="string" calcext:value-type="string">
            <text:p>+MiB</text:p>
          </table:table-cell>
        </table:table-row>
        <table:table-row table:style-name="ro1">
          <table:table-cell office:value-type="string" calcext:value-type="string">
            <text:p>x2a00</text:p>
          </table:table-cell>
          <table:table-cell office:value-type="string" calcext:value-type="string">
            <text:p>x2a4c</text:p>
          </table:table-cell>
          <table:table-cell office:value-type="float" office:value="5599" calcext:value-type="float">
            <text:p>5599.00</text:p>
          </table:table-cell>
          <table:table-cell office:value-type="float" office:value="701.364634513855" calcext:value-type="float">
            <text:p>701.36</text:p>
          </table:table-cell>
          <table:table-cell office:value-type="float" office:value="1219" calcext:value-type="float">
            <text:p>1219.00</text:p>
          </table:table-cell>
          <table:table-cell office:value-type="float" office:value="206.560387611389" calcext:value-type="float">
            <text:p>206.56</text:p>
          </table:table-cell>
          <table:table-cell office:value-type="float" office:value="31601" calcext:value-type="float">
            <text:p>31601.00</text:p>
          </table:table-cell>
          <table:table-cell office:value-type="float" office:value="100.050273895264" calcext:value-type="float">
            <text:p>100.05</text:p>
          </table:table-cell>
          <table:table-cell office:value-type="float" office:value="35981" calcext:value-type="float">
            <text:p>35981.00</text:p>
          </table:table-cell>
          <table:table-cell office:value-type="float" office:value="594.85452079773" calcext:value-type="float">
            <text:p>594.85</text:p>
          </table:table-cell>
        </table:table-row>
        <table:table-row table:style-name="ro1">
          <table:table-cell office:value-type="string" calcext:value-type="string">
            <text:p>x2a4c</text:p>
          </table:table-cell>
          <table:table-cell office:value-type="string" calcext:value-type="string">
            <text:p>x2aaf</text:p>
          </table:table-cell>
          <table:table-cell office:value-type="float" office:value="3105" calcext:value-type="float">
            <text:p>3105.00</text:p>
          </table:table-cell>
          <table:table-cell office:value-type="float" office:value="925.241004943848" calcext:value-type="float">
            <text:p>925.24</text:p>
          </table:table-cell>
          <table:table-cell office:value-type="float" office:value="1223" calcext:value-type="float">
            <text:p>1223.00</text:p>
          </table:table-cell>
          <table:table-cell office:value-type="float" office:value="190.269183158875" calcext:value-type="float">
            <text:p>190.27</text:p>
          </table:table-cell>
          <table:table-cell office:value-type="float" office:value="27800" calcext:value-type="float">
            <text:p>27800.00</text:p>
          </table:table-cell>
          <table:table-cell office:value-type="float" office:value="149.909737586975" calcext:value-type="float">
            <text:p>149.91</text:p>
          </table:table-cell>
          <table:table-cell office:value-type="float" office:value="29682" calcext:value-type="float">
            <text:p>29682.00</text:p>
          </table:table-cell>
          <table:table-cell office:value-type="float" office:value="884.88155937195" calcext:value-type="float">
            <text:p>884.88</text:p>
          </table:table-cell>
        </table:table-row>
        <table:table-row table:style-name="ro1">
          <table:table-cell office:value-type="string" calcext:value-type="string">
            <text:p>x2aaf</text:p>
          </table:table-cell>
          <table:table-cell office:value-type="string" calcext:value-type="string">
            <text:p>x2af8</text:p>
          </table:table-cell>
          <table:table-cell office:value-type="float" office:value="5956" calcext:value-type="float">
            <text:p>5956.00</text:p>
          </table:table-cell>
          <table:table-cell office:value-type="float" office:value="619.065334320068" calcext:value-type="float">
            <text:p>619.07</text:p>
          </table:table-cell>
          <table:table-cell office:value-type="float" office:value="1231" calcext:value-type="float">
            <text:p>1231.00</text:p>
          </table:table-cell>
          <table:table-cell office:value-type="float" office:value="645.377131462097" calcext:value-type="float">
            <text:p>645.38</text:p>
          </table:table-cell>
          <table:table-cell office:value-type="float" office:value="27767" calcext:value-type="float">
            <text:p>27767.00</text:p>
          </table:table-cell>
          <table:table-cell office:value-type="float" office:value="49.5052757263184" calcext:value-type="float">
            <text:p>49.51</text:p>
          </table:table-cell>
          <table:table-cell office:value-type="float" office:value="32492" calcext:value-type="float">
            <text:p>32492.00</text:p>
          </table:table-cell>
          <table:table-cell office:value-type="float" office:value="23.19347858429" calcext:value-type="float">
            <text:p>23.19</text:p>
          </table:table-cell>
        </table:table-row>
        <table:table-row table:style-name="ro1">
          <table:table-cell office:value-type="string" calcext:value-type="string">
            <text:p>x2af8</text:p>
          </table:table-cell>
          <table:table-cell office:value-type="string" calcext:value-type="string">
            <text:p>x2b81</text:p>
          </table:table-cell>
          <table:table-cell office:value-type="float" office:value="91228" calcext:value-type="float">
            <text:p>91228.00</text:p>
          </table:table-cell>
          <table:table-cell office:value-type="float" office:value="2621.14675140381" calcext:value-type="float">
            <text:p>2621.15</text:p>
          </table:table-cell>
          <table:table-cell office:value-type="float" office:value="71926" calcext:value-type="float">
            <text:p>71926.00</text:p>
          </table:table-cell>
          <table:table-cell office:value-type="float" office:value="2276.21387290955" calcext:value-type="float">
            <text:p>2276.21</text:p>
          </table:table-cell>
          <table:table-cell office:value-type="float" office:value="27925" calcext:value-type="float">
            <text:p>27925.00</text:p>
          </table:table-cell>
          <table:table-cell office:value-type="float" office:value="158.959531784058" calcext:value-type="float">
            <text:p>158.96</text:p>
          </table:table-cell>
          <table:table-cell office:value-type="float" office:value="47227" calcext:value-type="float">
            <text:p>47227.00</text:p>
          </table:table-cell>
          <table:table-cell office:value-type="float" office:value="503.89241027832" calcext:value-type="float">
            <text:p>503.89</text:p>
          </table:table-cell>
        </table:table-row>
        <table:table-row table:style-name="ro1">
          <table:table-cell office:value-type="string" calcext:value-type="string">
            <text:p>x2b81</text:p>
          </table:table-cell>
          <table:table-cell office:value-type="string" calcext:value-type="string">
            <text:p>x2bcb</text:p>
          </table:table-cell>
          <table:table-cell office:value-type="float" office:value="7074" calcext:value-type="float">
            <text:p>7074.00</text:p>
          </table:table-cell>
          <table:table-cell office:value-type="float" office:value="293.243502616882" calcext:value-type="float">
            <text:p>293.24</text:p>
          </table:table-cell>
          <table:table-cell office:value-type="float" office:value="17331" calcext:value-type="float">
            <text:p>17331.00</text:p>
          </table:table-cell>
          <table:table-cell office:value-type="float" office:value="399.123399734497" calcext:value-type="float">
            <text:p>399.12</text:p>
          </table:table-cell>
          <table:table-cell office:value-type="float" office:value="29382" calcext:value-type="float">
            <text:p>29382.00</text:p>
          </table:table-cell>
          <table:table-cell office:value-type="float" office:value="171.69469833374" calcext:value-type="float">
            <text:p>171.69</text:p>
          </table:table-cell>
          <table:table-cell office:value-type="float" office:value="19125" calcext:value-type="float">
            <text:p>19125.00</text:p>
          </table:table-cell>
          <table:table-cell office:value-type="float" office:value="65.814801216125" calcext:value-type="float">
            <text:p>65.81</text:p>
          </table:table-cell>
        </table:table-row>
        <table:table-row table:style-name="ro1">
          <table:table-cell office:value-type="string" calcext:value-type="string">
            <text:p>x2bcb</text:p>
          </table:table-cell>
          <table:table-cell office:value-type="string" calcext:value-type="string">
            <text:p>x2c15</text:p>
          </table:table-cell>
          <table:table-cell office:value-type="float" office:value="4742" calcext:value-type="float">
            <text:p>4742.00</text:p>
          </table:table-cell>
          <table:table-cell office:value-type="float" office:value="758.609707832336" calcext:value-type="float">
            <text:p>758.61</text:p>
          </table:table-cell>
          <table:table-cell office:value-type="float" office:value="453" calcext:value-type="float">
            <text:p>453.00</text:p>
          </table:table-cell>
          <table:table-cell office:value-type="float" office:value="127.755242347717" calcext:value-type="float">
            <text:p>127.76</text:p>
          </table:table-cell>
          <table:table-cell office:value-type="float" office:value="29302" calcext:value-type="float">
            <text:p>29302.00</text:p>
          </table:table-cell>
          <table:table-cell office:value-type="float" office:value="130.308855056763" calcext:value-type="float">
            <text:p>130.31</text:p>
          </table:table-cell>
          <table:table-cell office:value-type="float" office:value="33591" calcext:value-type="float">
            <text:p>33591.00</text:p>
          </table:table-cell>
          <table:table-cell office:value-type="float" office:value="761.16332054138" calcext:value-type="float">
            <text:p>761.16</text:p>
          </table:table-cell>
        </table:table-row>
        <table:table-row table:style-name="ro1">
          <table:table-cell office:value-type="string" calcext:value-type="string">
            <text:p>x2c15</text:p>
          </table:table-cell>
          <table:table-cell office:value-type="string" calcext:value-type="string">
            <text:p>x2c80</text:p>
          </table:table-cell>
          <table:table-cell office:value-type="float" office:value="6617" calcext:value-type="float">
            <text:p>6617.00</text:p>
          </table:table-cell>
          <table:table-cell office:value-type="float" office:value="531.486294746399" calcext:value-type="float">
            <text:p>531.49</text:p>
          </table:table-cell>
          <table:table-cell office:value-type="float" office:value="2469" calcext:value-type="float">
            <text:p>2469.00</text:p>
          </table:table-cell>
          <table:table-cell office:value-type="float" office:value="338.881813049316" calcext:value-type="float">
            <text:p>338.88</text:p>
          </table:table-cell>
          <table:table-cell office:value-type="float" office:value="29214" calcext:value-type="float">
            <text:p>29214.00</text:p>
          </table:table-cell>
          <table:table-cell office:value-type="float" office:value="86.2085428237915" calcext:value-type="float">
            <text:p>86.21</text:p>
          </table:table-cell>
          <table:table-cell office:value-type="float" office:value="33362" calcext:value-type="float">
            <text:p>33362.00</text:p>
          </table:table-cell>
          <table:table-cell office:value-type="float" office:value="278.81302452087" calcext:value-type="float">
            <text:p>278.81</text:p>
          </table:table-cell>
        </table:table-row>
        <table:table-row table:style-name="ro1">
          <table:table-cell office:value-type="string" calcext:value-type="string">
            <text:p>x2c80</text:p>
          </table:table-cell>
          <table:table-cell office:value-type="string" calcext:value-type="string">
            <text:p>x2ccb</text:p>
          </table:table-cell>
          <table:table-cell office:value-type="float" office:value="7954" calcext:value-type="float">
            <text:p>7954.00</text:p>
          </table:table-cell>
          <table:table-cell office:value-type="float" office:value="1500.57693099976" calcext:value-type="float">
            <text:p>1500.58</text:p>
          </table:table-cell>
          <table:table-cell office:value-type="float" office:value="756" calcext:value-type="float">
            <text:p>756.00</text:p>
          </table:table-cell>
          <table:table-cell office:value-type="float" office:value="763.74489402771" calcext:value-type="float">
            <text:p>763.74</text:p>
          </table:table-cell>
          <table:table-cell office:value-type="float" office:value="28997" calcext:value-type="float">
            <text:p>28997.00</text:p>
          </table:table-cell>
          <table:table-cell office:value-type="float" office:value="62.0892114639282" calcext:value-type="float">
            <text:p>62.09</text:p>
          </table:table-cell>
          <table:table-cell office:value-type="float" office:value="36195" calcext:value-type="float">
            <text:p>36195.00</text:p>
          </table:table-cell>
          <table:table-cell office:value-type="float" office:value="798.92124843597" calcext:value-type="float">
            <text:p>798.92</text:p>
          </table:table-cell>
        </table:table-row>
        <table:table-row table:style-name="ro1">
          <table:table-cell office:value-type="string" calcext:value-type="string">
            <text:p>x2ccb</text:p>
          </table:table-cell>
          <table:table-cell office:value-type="string" calcext:value-type="string">
            <text:p>x2d17</text:p>
          </table:table-cell>
          <table:table-cell office:value-type="float" office:value="7601" calcext:value-type="float">
            <text:p>7601.00</text:p>
          </table:table-cell>
          <table:table-cell office:value-type="float" office:value="470.756924629211" calcext:value-type="float">
            <text:p>470.76</text:p>
          </table:table-cell>
          <table:table-cell office:value-type="float" office:value="707" calcext:value-type="float">
            <text:p>707.00</text:p>
          </table:table-cell>
          <table:table-cell office:value-type="float" office:value="138.9878282547" calcext:value-type="float">
            <text:p>138.99</text:p>
          </table:table-cell>
          <table:table-cell office:value-type="float" office:value="30163" calcext:value-type="float">
            <text:p>30163.00</text:p>
          </table:table-cell>
          <table:table-cell office:value-type="float" office:value="154.465644836426" calcext:value-type="float">
            <text:p>154.47</text:p>
          </table:table-cell>
          <table:table-cell office:value-type="float" office:value="37057" calcext:value-type="float">
            <text:p>37057.00</text:p>
          </table:table-cell>
          <table:table-cell office:value-type="float" office:value="486.23474121094" calcext:value-type="float">
            <text:p>486.23</text:p>
          </table:table-cell>
        </table:table-row>
        <table:table-row table:style-name="ro1">
          <table:table-cell office:value-type="string" calcext:value-type="string">
            <text:p>x2d17</text:p>
          </table:table-cell>
          <table:table-cell office:value-type="string" calcext:value-type="string">
            <text:p>x2d6b</text:p>
          </table:table-cell>
          <table:table-cell office:value-type="float" office:value="7498" calcext:value-type="float">
            <text:p>7498.00</text:p>
          </table:table-cell>
          <table:table-cell office:value-type="float" office:value="977.637195587158" calcext:value-type="float">
            <text:p>977.64</text:p>
          </table:table-cell>
          <table:table-cell office:value-type="float" office:value="7249" calcext:value-type="float">
            <text:p>7249.00</text:p>
          </table:table-cell>
          <table:table-cell office:value-type="float" office:value="542.727168083191" calcext:value-type="float">
            <text:p>542.73</text:p>
          </table:table-cell>
          <table:table-cell office:value-type="float" office:value="30365" calcext:value-type="float">
            <text:p>30365.00</text:p>
          </table:table-cell>
          <table:table-cell office:value-type="float" office:value="101.670493125916" calcext:value-type="float">
            <text:p>101.67</text:p>
          </table:table-cell>
          <table:table-cell office:value-type="float" office:value="30614" calcext:value-type="float">
            <text:p>30614.00</text:p>
          </table:table-cell>
          <table:table-cell office:value-type="float" office:value="536.58052062988" calcext:value-type="float">
            <text:p>536.58</text:p>
          </table:table-cell>
        </table:table-row>
        <table:table-row table:style-name="ro1">
          <table:table-cell office:value-type="string" calcext:value-type="string">
            <text:p>x2d6b</text:p>
          </table:table-cell>
          <table:table-cell office:value-type="string" calcext:value-type="string">
            <text:p>x2dbf</text:p>
          </table:table-cell>
          <table:table-cell office:value-type="float" office:value="27472" calcext:value-type="float">
            <text:p>27472.00</text:p>
          </table:table-cell>
          <table:table-cell office:value-type="float" office:value="604.766233444214" calcext:value-type="float">
            <text:p>604.77</text:p>
          </table:table-cell>
          <table:table-cell office:value-type="float" office:value="3551" calcext:value-type="float">
            <text:p>3551.00</text:p>
          </table:table-cell>
          <table:table-cell office:value-type="float" office:value="137.058168411255" calcext:value-type="float">
            <text:p>137.06</text:p>
          </table:table-cell>
          <table:table-cell office:value-type="float" office:value="31126" calcext:value-type="float">
            <text:p>31126.00</text:p>
          </table:table-cell>
          <table:table-cell office:value-type="float" office:value="47.6216821670532" calcext:value-type="float">
            <text:p>47.62</text:p>
          </table:table-cell>
          <table:table-cell office:value-type="float" office:value="55047" calcext:value-type="float">
            <text:p>55047.00</text:p>
          </table:table-cell>
          <table:table-cell office:value-type="float" office:value="515.32974720001" calcext:value-type="float">
            <text:p>515.33</text:p>
          </table:table-cell>
        </table:table-row>
        <table:table-row table:style-name="ro1">
          <table:table-cell office:value-type="string" calcext:value-type="string">
            <text:p>x2dbf</text:p>
          </table:table-cell>
          <table:table-cell office:value-type="string" calcext:value-type="string">
            <text:p>x2e0c</text:p>
          </table:table-cell>
          <table:table-cell office:value-type="float" office:value="6107" calcext:value-type="float">
            <text:p>6107.00</text:p>
          </table:table-cell>
          <table:table-cell office:value-type="float" office:value="542.417129516602" calcext:value-type="float">
            <text:p>542.42</text:p>
          </table:table-cell>
          <table:table-cell office:value-type="float" office:value="3754" calcext:value-type="float">
            <text:p>3754.00</text:p>
          </table:table-cell>
          <table:table-cell office:value-type="float" office:value="87.3157873153687" calcext:value-type="float">
            <text:p>87.32</text:p>
          </table:table-cell>
          <table:table-cell office:value-type="float" office:value="31269" calcext:value-type="float">
            <text:p>31269.00</text:p>
          </table:table-cell>
          <table:table-cell office:value-type="float" office:value="69.6054649353027" calcext:value-type="float">
            <text:p>69.61</text:p>
          </table:table-cell>
          <table:table-cell office:value-type="float" office:value="33622" calcext:value-type="float">
            <text:p>33622.00</text:p>
          </table:table-cell>
          <table:table-cell office:value-type="float" office:value="524.70680713654" calcext:value-type="float">
            <text:p>524.71</text:p>
          </table:table-cell>
        </table:table-row>
        <table:table-row table:style-name="ro1">
          <table:table-cell office:value-type="string" calcext:value-type="string">
            <text:p>x2e0c</text:p>
          </table:table-cell>
          <table:table-cell office:value-type="string" calcext:value-type="string">
            <text:p>x2e57</text:p>
          </table:table-cell>
          <table:table-cell office:value-type="float" office:value="5755" calcext:value-type="float">
            <text:p>5755.00</text:p>
          </table:table-cell>
          <table:table-cell office:value-type="float" office:value="705.744411468506" calcext:value-type="float">
            <text:p>705.74</text:p>
          </table:table-cell>
          <table:table-cell office:value-type="float" office:value="805" calcext:value-type="float">
            <text:p>805.00</text:p>
          </table:table-cell>
          <table:table-cell office:value-type="float" office:value="252.107042312622" calcext:value-type="float">
            <text:p>252.11</text:p>
          </table:table-cell>
          <table:table-cell office:value-type="float" office:value="31719" calcext:value-type="float">
            <text:p>31719.00</text:p>
          </table:table-cell>
          <table:table-cell office:value-type="float" office:value="89.1030969619751" calcext:value-type="float">
            <text:p>89.10</text:p>
          </table:table-cell>
          <table:table-cell office:value-type="float" office:value="36669" calcext:value-type="float">
            <text:p>36669.00</text:p>
          </table:table-cell>
          <table:table-cell office:value-type="float" office:value="542.74046611786" calcext:value-type="float">
            <text:p>542.74</text:p>
          </table:table-cell>
        </table:table-row>
        <table:table-row table:style-name="ro1">
          <table:table-cell office:value-type="string" calcext:value-type="string">
            <text:p>x2e57</text:p>
          </table:table-cell>
          <table:table-cell office:value-type="string" calcext:value-type="string">
            <text:p>x2eb4</text:p>
          </table:table-cell>
          <table:table-cell office:value-type="float" office:value="6641" calcext:value-type="float">
            <text:p>6641.00</text:p>
          </table:table-cell>
          <table:table-cell office:value-type="float" office:value="1638.38059902191" calcext:value-type="float">
            <text:p>1638.38</text:p>
          </table:table-cell>
          <table:table-cell office:value-type="float" office:value="734" calcext:value-type="float">
            <text:p>734.00</text:p>
          </table:table-cell>
          <table:table-cell office:value-type="float" office:value="186.763257980347" calcext:value-type="float">
            <text:p>186.76</text:p>
          </table:table-cell>
          <table:table-cell office:value-type="float" office:value="32174" calcext:value-type="float">
            <text:p>32174.00</text:p>
          </table:table-cell>
          <table:table-cell office:value-type="float" office:value="58.8027973175049" calcext:value-type="float">
            <text:p>58.80</text:p>
          </table:table-cell>
          <table:table-cell office:value-type="float" office:value="38081" calcext:value-type="float">
            <text:p>38081.00</text:p>
          </table:table-cell>
          <table:table-cell office:value-type="float" office:value="1510.4201383591" calcext:value-type="float">
            <text:p>1510.42</text:p>
          </table:table-cell>
        </table:table-row>
        <table:table-row table:style-name="ro1">
          <table:table-cell office:value-type="string" calcext:value-type="string">
            <text:p>x2eb4</text:p>
          </table:table-cell>
          <table:table-cell office:value-type="string" calcext:value-type="string">
            <text:p>x2efd</text:p>
          </table:table-cell>
          <table:table-cell office:value-type="float" office:value="15594" calcext:value-type="float">
            <text:p>15594.00</text:p>
          </table:table-cell>
          <table:table-cell office:value-type="float" office:value="698.399256706238" calcext:value-type="float">
            <text:p>698.40</text:p>
          </table:table-cell>
          <table:table-cell office:value-type="float" office:value="12371" calcext:value-type="float">
            <text:p>12371.00</text:p>
          </table:table-cell>
          <table:table-cell office:value-type="float" office:value="269.722314834595" calcext:value-type="float">
            <text:p>269.72</text:p>
          </table:table-cell>
          <table:table-cell office:value-type="float" office:value="31887" calcext:value-type="float">
            <text:p>31887.00</text:p>
          </table:table-cell>
          <table:table-cell office:value-type="float" office:value="97.0960693359375" calcext:value-type="float">
            <text:p>97.10</text:p>
          </table:table-cell>
          <table:table-cell office:value-type="float" office:value="35110" calcext:value-type="float">
            <text:p>35110.00</text:p>
          </table:table-cell>
          <table:table-cell office:value-type="float" office:value="525.77301120758" calcext:value-type="float">
            <text:p>525.77</text:p>
          </table:table-cell>
        </table:table-row>
        <table:table-row table:style-name="ro1">
          <table:table-cell office:value-type="string" calcext:value-type="string">
            <text:p>x2efd</text:p>
          </table:table-cell>
          <table:table-cell office:value-type="string" calcext:value-type="string">
            <text:p>x3001</text:p>
          </table:table-cell>
          <table:table-cell office:value-type="float" office:value="86768" calcext:value-type="float">
            <text:p>86768.00</text:p>
          </table:table-cell>
          <table:table-cell office:value-type="float" office:value="7545.89230251312" calcext:value-type="float">
            <text:p>7545.89</text:p>
          </table:table-cell>
          <table:table-cell office:value-type="float" office:value="31079" calcext:value-type="float">
            <text:p>31079.00</text:p>
          </table:table-cell>
          <table:table-cell office:value-type="float" office:value="472.237736701965" calcext:value-type="float">
            <text:p>472.24</text:p>
          </table:table-cell>
          <table:table-cell office:value-type="float" office:value="31835" calcext:value-type="float">
            <text:p>31835.00</text:p>
          </table:table-cell>
          <table:table-cell office:value-type="float" office:value="153.668138504028" calcext:value-type="float">
            <text:p>153.67</text:p>
          </table:table-cell>
          <table:table-cell office:value-type="float" office:value="87524" calcext:value-type="float">
            <text:p>87524.00</text:p>
          </table:table-cell>
          <table:table-cell office:value-type="float" office:value="7227.3227043152" calcext:value-type="float">
            <text:p>7227.32</text:p>
          </table:table-cell>
        </table:table-row>
        <table:table-row table:style-name="ro1">
          <table:table-cell office:value-type="string" calcext:value-type="string">
            <text:p>x3001</text:p>
          </table:table-cell>
          <table:table-cell office:value-type="string" calcext:value-type="string">
            <text:p>x30da</text:p>
          </table:table-cell>
          <table:table-cell office:value-type="float" office:value="52131" calcext:value-type="float">
            <text:p>52131.00</text:p>
          </table:table-cell>
          <table:table-cell office:value-type="float" office:value="2494.95355606079" calcext:value-type="float">
            <text:p>2494.95</text:p>
          </table:table-cell>
          <table:table-cell office:value-type="float" office:value="104363" calcext:value-type="float">
            <text:p>104363.00</text:p>
          </table:table-cell>
          <table:table-cell office:value-type="float" office:value="7276.18211555481" calcext:value-type="float">
            <text:p>7276.18</text:p>
          </table:table-cell>
          <table:table-cell office:value-type="float" office:value="33886" calcext:value-type="float">
            <text:p>33886.00</text:p>
          </table:table-cell>
          <table:table-cell office:value-type="float" office:value="136.283264160156" calcext:value-type="float">
            <text:p>136.28</text:p>
          </table:table-cell>
          <table:table-cell office:value-type="float" office:value="-18346" calcext:value-type="float">
            <text:p>-18346.00</text:p>
          </table:table-cell>
          <table:table-cell office:value-type="float" office:value="-4644.9452953339" calcext:value-type="float">
            <text:p>-4644.95</text:p>
          </table:table-cell>
        </table:table-row>
        <table:table-row table:style-name="ro1">
          <table:table-cell office:value-type="string" calcext:value-type="string">
            <text:p>x30da</text:p>
          </table:table-cell>
          <table:table-cell office:value-type="string" calcext:value-type="string">
            <text:p>x312a</text:p>
          </table:table-cell>
          <table:table-cell office:value-type="float" office:value="30931" calcext:value-type="float">
            <text:p>30931.00</text:p>
          </table:table-cell>
          <table:table-cell office:value-type="float" office:value="1136.63846683502" calcext:value-type="float">
            <text:p>1136.64</text:p>
          </table:table-cell>
          <table:table-cell office:value-type="float" office:value="43024" calcext:value-type="float">
            <text:p>43024.00</text:p>
          </table:table-cell>
          <table:table-cell office:value-type="float" office:value="2254.28011608124" calcext:value-type="float">
            <text:p>2254.28</text:p>
          </table:table-cell>
          <table:table-cell office:value-type="float" office:value="33842" calcext:value-type="float">
            <text:p>33842.00</text:p>
          </table:table-cell>
          <table:table-cell office:value-type="float" office:value="77.9623041152954" calcext:value-type="float">
            <text:p>77.96</text:p>
          </table:table-cell>
          <table:table-cell office:value-type="float" office:value="21749" calcext:value-type="float">
            <text:p>21749.00</text:p>
          </table:table-cell>
          <table:table-cell office:value-type="float" office:value="-1039.6793451309" calcext:value-type="float">
            <text:p>-1039.68</text:p>
          </table:table-cell>
        </table:table-row>
        <table:table-row table:style-name="ro1">
          <table:table-cell office:value-type="string" calcext:value-type="string">
            <text:p>x312a</text:p>
          </table:table-cell>
          <table:table-cell office:value-type="string" calcext:value-type="string">
            <text:p>x31a3</text:p>
          </table:table-cell>
          <table:table-cell office:value-type="float" office:value="7213" calcext:value-type="float">
            <text:p>7213.00</text:p>
          </table:table-cell>
          <table:table-cell office:value-type="float" office:value="927.226559638977" calcext:value-type="float">
            <text:p>927.23</text:p>
          </table:table-cell>
          <table:table-cell office:value-type="float" office:value="1994" calcext:value-type="float">
            <text:p>1994.00</text:p>
          </table:table-cell>
          <table:table-cell office:value-type="float" office:value="400.805019378662" calcext:value-type="float">
            <text:p>400.81</text:p>
          </table:table-cell>
          <table:table-cell office:value-type="float" office:value="35222" calcext:value-type="float">
            <text:p>35222.00</text:p>
          </table:table-cell>
          <table:table-cell office:value-type="float" office:value="30.6970367431641" calcext:value-type="float">
            <text:p>30.70</text:p>
          </table:table-cell>
          <table:table-cell office:value-type="float" office:value="40441" calcext:value-type="float">
            <text:p>40441.00</text:p>
          </table:table-cell>
          <table:table-cell office:value-type="float" office:value="557.11857700348" calcext:value-type="float">
            <text:p>557.12</text:p>
          </table:table-cell>
        </table:table-row>
        <table:table-row table:style-name="ro1">
          <table:table-cell office:value-type="string" calcext:value-type="string">
            <text:p>x31a3</text:p>
          </table:table-cell>
          <table:table-cell office:value-type="string" calcext:value-type="string">
            <text:p>x31ec</text:p>
          </table:table-cell>
          <table:table-cell office:value-type="float" office:value="5108" calcext:value-type="float">
            <text:p>5108.00</text:p>
          </table:table-cell>
          <table:table-cell office:value-type="float" office:value="723.656148910523" calcext:value-type="float">
            <text:p>723.66</text:p>
          </table:table-cell>
          <table:table-cell office:value-type="float" office:value="256" calcext:value-type="float">
            <text:p>256.00</text:p>
          </table:table-cell>
          <table:table-cell office:value-type="float" office:value="37.902195930481" calcext:value-type="float">
            <text:p>37.90</text:p>
          </table:table-cell>
          <table:table-cell office:value-type="float" office:value="35999" calcext:value-type="float">
            <text:p>35999.00</text:p>
          </table:table-cell>
          <table:table-cell office:value-type="float" office:value="43.1386003494263" calcext:value-type="float">
            <text:p>43.14</text:p>
          </table:table-cell>
          <table:table-cell office:value-type="float" office:value="40851" calcext:value-type="float">
            <text:p>40851.00</text:p>
          </table:table-cell>
          <table:table-cell office:value-type="float" office:value="728.89255332947" calcext:value-type="float">
            <text:p>728.89</text:p>
          </table:table-cell>
        </table:table-row>
        <table:table-row table:style-name="ro1">
          <table:table-cell office:value-type="string" calcext:value-type="string">
            <text:p>x31ec</text:p>
          </table:table-cell>
          <table:table-cell office:value-type="string" calcext:value-type="string">
            <text:p>x323b</text:p>
          </table:table-cell>
          <table:table-cell office:value-type="float" office:value="6123" calcext:value-type="float">
            <text:p>6123.00</text:p>
          </table:table-cell>
          <table:table-cell office:value-type="float" office:value="1219.09675693512" calcext:value-type="float">
            <text:p>1219.10</text:p>
          </table:table-cell>
          <table:table-cell office:value-type="float" office:value="1269" calcext:value-type="float">
            <text:p>1269.00</text:p>
          </table:table-cell>
          <table:table-cell office:value-type="float" office:value="112.202396392822" calcext:value-type="float">
            <text:p>112.20</text:p>
          </table:table-cell>
          <table:table-cell office:value-type="float" office:value="36326" calcext:value-type="float">
            <text:p>36326.00</text:p>
          </table:table-cell>
          <table:table-cell office:value-type="float" office:value="95.8970079421997" calcext:value-type="float">
            <text:p>95.90</text:p>
          </table:table-cell>
          <table:table-cell office:value-type="float" office:value="41180" calcext:value-type="float">
            <text:p>41180.00</text:p>
          </table:table-cell>
          <table:table-cell office:value-type="float" office:value="1202.7913684845" calcext:value-type="float">
            <text:p>1202.79</text:p>
          </table:table-cell>
        </table:table-row>
        <table:table-row table:style-name="ro1">
          <table:table-cell office:value-type="string" calcext:value-type="string">
            <text:p>x323b</text:p>
          </table:table-cell>
          <table:table-cell office:value-type="string" calcext:value-type="string">
            <text:p>x3288</text:p>
          </table:table-cell>
          <table:table-cell office:value-type="float" office:value="3836" calcext:value-type="float">
            <text:p>3836.00</text:p>
          </table:table-cell>
          <table:table-cell office:value-type="float" office:value="714.096307754517" calcext:value-type="float">
            <text:p>714.10</text:p>
          </table:table-cell>
          <table:table-cell office:value-type="float" office:value="354" calcext:value-type="float">
            <text:p>354.00</text:p>
          </table:table-cell>
          <table:table-cell office:value-type="float" office:value="64.6195211410523" calcext:value-type="float">
            <text:p>64.62</text:p>
          </table:table-cell>
          <table:table-cell office:value-type="float" office:value="36749" calcext:value-type="float">
            <text:p>36749.00</text:p>
          </table:table-cell>
          <table:table-cell office:value-type="float" office:value="60.3353786468506" calcext:value-type="float">
            <text:p>60.34</text:p>
          </table:table-cell>
          <table:table-cell office:value-type="float" office:value="40231" calcext:value-type="float">
            <text:p>40231.00</text:p>
          </table:table-cell>
          <table:table-cell office:value-type="float" office:value="709.81216526031" calcext:value-type="float">
            <text:p>709.81</text:p>
          </table:table-cell>
        </table:table-row>
        <table:table-row table:style-name="ro1">
          <table:table-cell office:value-type="string" calcext:value-type="string">
            <text:p>x3288</text:p>
          </table:table-cell>
          <table:table-cell office:value-type="string" calcext:value-type="string">
            <text:p>x32e1</text:p>
          </table:table-cell>
          <table:table-cell office:value-type="float" office:value="8202" calcext:value-type="float">
            <text:p>8202.00</text:p>
          </table:table-cell>
          <table:table-cell office:value-type="float" office:value="1038.91711711884" calcext:value-type="float">
            <text:p>1038.92</text:p>
          </table:table-cell>
          <table:table-cell office:value-type="float" office:value="4407" calcext:value-type="float">
            <text:p>4407.00</text:p>
          </table:table-cell>
          <table:table-cell office:value-type="float" office:value="289.99535369873" calcext:value-type="float">
            <text:p>290.00</text:p>
          </table:table-cell>
          <table:table-cell office:value-type="float" office:value="36687" calcext:value-type="float">
            <text:p>36687.00</text:p>
          </table:table-cell>
          <table:table-cell office:value-type="float" office:value="60.0958967208862" calcext:value-type="float">
            <text:p>60.10</text:p>
          </table:table-cell>
          <table:table-cell office:value-type="float" office:value="40482" calcext:value-type="float">
            <text:p>40482.00</text:p>
          </table:table-cell>
          <table:table-cell office:value-type="float" office:value="809.01766014099" calcext:value-type="float">
            <text:p>809.02</text:p>
          </table:table-cell>
        </table:table-row>
        <table:table-row table:style-name="ro1">
          <table:table-cell office:value-type="string" calcext:value-type="string">
            <text:p>x32e1</text:p>
          </table:table-cell>
          <table:table-cell office:value-type="string" calcext:value-type="string">
            <text:p>x3333</text:p>
          </table:table-cell>
          <table:table-cell office:value-type="float" office:value="4643" calcext:value-type="float">
            <text:p>4643.00</text:p>
          </table:table-cell>
          <table:table-cell office:value-type="float" office:value="533.234293937683" calcext:value-type="float">
            <text:p>533.23</text:p>
          </table:table-cell>
          <table:table-cell office:value-type="float" office:value="690" calcext:value-type="float">
            <text:p>690.00</text:p>
          </table:table-cell>
          <table:table-cell office:value-type="float" office:value="75.4152002334595" calcext:value-type="float">
            <text:p>75.42</text:p>
          </table:table-cell>
          <table:table-cell office:value-type="float" office:value="37432" calcext:value-type="float">
            <text:p>37432.00</text:p>
          </table:table-cell>
          <table:table-cell office:value-type="float" office:value="111.132911682129" calcext:value-type="float">
            <text:p>111.13</text:p>
          </table:table-cell>
          <table:table-cell office:value-type="float" office:value="41385" calcext:value-type="float">
            <text:p>41385.00</text:p>
          </table:table-cell>
          <table:table-cell office:value-type="float" office:value="568.95200538635" calcext:value-type="float">
            <text:p>568.95</text:p>
          </table:table-cell>
        </table:table-row>
        <table:table-row table:style-name="ro1">
          <table:table-cell office:value-type="string" calcext:value-type="string">
            <text:p>x3333</text:p>
          </table:table-cell>
          <table:table-cell office:value-type="string" calcext:value-type="string">
            <text:p>x338a</text:p>
          </table:table-cell>
          <table:table-cell office:value-type="float" office:value="7952" calcext:value-type="float">
            <text:p>7952.00</text:p>
          </table:table-cell>
          <table:table-cell office:value-type="float" office:value="1886.1642665863" calcext:value-type="float">
            <text:p>1886.16</text:p>
          </table:table-cell>
          <table:table-cell office:value-type="float" office:value="4809" calcext:value-type="float">
            <text:p>4809.00</text:p>
          </table:table-cell>
          <table:table-cell office:value-type="float" office:value="766.216135025024" calcext:value-type="float">
            <text:p>766.22</text:p>
          </table:table-cell>
          <table:table-cell office:value-type="float" office:value="37655" calcext:value-type="float">
            <text:p>37655.00</text:p>
          </table:table-cell>
          <table:table-cell office:value-type="float" office:value="20.336407661438" calcext:value-type="float">
            <text:p>20.34</text:p>
          </table:table-cell>
          <table:table-cell office:value-type="float" office:value="40798" calcext:value-type="float">
            <text:p>40798.00</text:p>
          </table:table-cell>
          <table:table-cell office:value-type="float" office:value="1140.2845392227" calcext:value-type="float">
            <text:p>1140.28</text:p>
          </table:table-cell>
        </table:table-row>
        <table:table-row table:style-name="ro1">
          <table:table-cell office:value-type="string" calcext:value-type="string">
            <text:p>x338a</text:p>
          </table:table-cell>
          <table:table-cell office:value-type="string" calcext:value-type="string">
            <text:p>x33d5</text:p>
          </table:table-cell>
          <table:table-cell office:value-type="float" office:value="5070" calcext:value-type="float">
            <text:p>5070.00</text:p>
          </table:table-cell>
          <table:table-cell office:value-type="float" office:value="1044.05529117584" calcext:value-type="float">
            <text:p>1044.06</text:p>
          </table:table-cell>
          <table:table-cell office:value-type="float" office:value="1639" calcext:value-type="float">
            <text:p>1639.00</text:p>
          </table:table-cell>
          <table:table-cell office:value-type="float" office:value="596.857882499695" calcext:value-type="float">
            <text:p>596.86</text:p>
          </table:table-cell>
          <table:table-cell office:value-type="float" office:value="38868" calcext:value-type="float">
            <text:p>38868.00</text:p>
          </table:table-cell>
          <table:table-cell office:value-type="float" office:value="35.6822547912598" calcext:value-type="float">
            <text:p>35.68</text:p>
          </table:table-cell>
          <table:table-cell office:value-type="float" office:value="42299" calcext:value-type="float">
            <text:p>42299.00</text:p>
          </table:table-cell>
          <table:table-cell office:value-type="float" office:value="482.87966346741" calcext:value-type="float">
            <text:p>482.88</text:p>
          </table:table-cell>
        </table:table-row>
        <table:table-row table:style-name="ro1">
          <table:table-cell office:value-type="string" calcext:value-type="string">
            <text:p>x33d5</text:p>
          </table:table-cell>
          <table:table-cell office:value-type="string" calcext:value-type="string">
            <text:p>x3436</text:p>
          </table:table-cell>
          <table:table-cell office:value-type="float" office:value="4270" calcext:value-type="float">
            <text:p>4270.00</text:p>
          </table:table-cell>
          <table:table-cell office:value-type="float" office:value="1806.42494773865" calcext:value-type="float">
            <text:p>1806.42</text:p>
          </table:table-cell>
          <table:table-cell office:value-type="float" office:value="14291" calcext:value-type="float">
            <text:p>14291.00</text:p>
          </table:table-cell>
          <table:table-cell office:value-type="float" office:value="777.32622718811" calcext:value-type="float">
            <text:p>777.33</text:p>
          </table:table-cell>
          <table:table-cell office:value-type="float" office:value="2752" calcext:value-type="float">
            <text:p>2752.00</text:p>
          </table:table-cell>
          <table:table-cell office:value-type="float" office:value="109.627808570862" calcext:value-type="float">
            <text:p>109.63</text:p>
          </table:table-cell>
          <table:table-cell office:value-type="float" office:value="-7269" calcext:value-type="float">
            <text:p>-7269.00</text:p>
          </table:table-cell>
          <table:table-cell office:value-type="float" office:value="1138.7265291214" calcext:value-type="float">
            <text:p>1138.73</text:p>
          </table:table-cell>
        </table:table-row>
        <table:table-row table:style-name="ro1">
          <table:table-cell office:value-type="string" calcext:value-type="string">
            <text:p>x3436</text:p>
          </table:table-cell>
          <table:table-cell office:value-type="string" calcext:value-type="string">
            <text:p>x3483</text:p>
          </table:table-cell>
          <table:table-cell office:value-type="float" office:value="3466" calcext:value-type="float">
            <text:p>3466.00</text:p>
          </table:table-cell>
          <table:table-cell office:value-type="float" office:value="970.281432151795" calcext:value-type="float">
            <text:p>970.28</text:p>
          </table:table-cell>
          <table:table-cell office:value-type="float" office:value="290" calcext:value-type="float">
            <text:p>290.00</text:p>
          </table:table-cell>
          <table:table-cell office:value-type="float" office:value="47.3269948959351" calcext:value-type="float">
            <text:p>47.33</text:p>
          </table:table-cell>
          <table:table-cell office:value-type="float" office:value="3081" calcext:value-type="float">
            <text:p>3081.00</text:p>
          </table:table-cell>
          <table:table-cell office:value-type="float" office:value="66.2876682281494" calcext:value-type="float">
            <text:p>66.29</text:p>
          </table:table-cell>
          <table:table-cell office:value-type="float" office:value="6257" calcext:value-type="float">
            <text:p>6257.00</text:p>
          </table:table-cell>
          <table:table-cell office:value-type="float" office:value="989.24210548401" calcext:value-type="float">
            <text:p>989.24</text:p>
          </table:table-cell>
        </table:table-row>
        <table:table-row table:style-name="ro1">
          <table:table-cell office:value-type="string" calcext:value-type="string">
            <text:p>x3483</text:p>
          </table:table-cell>
          <table:table-cell office:value-type="string" calcext:value-type="string">
            <text:p>x34d7</text:p>
          </table:table-cell>
          <table:table-cell office:value-type="float" office:value="4334" calcext:value-type="float">
            <text:p>4334.00</text:p>
          </table:table-cell>
          <table:table-cell office:value-type="float" office:value="998.949919700623" calcext:value-type="float">
            <text:p>998.95</text:p>
          </table:table-cell>
          <table:table-cell office:value-type="float" office:value="1898" calcext:value-type="float">
            <text:p>1898.00</text:p>
          </table:table-cell>
          <table:table-cell office:value-type="float" office:value="980.359397888184" calcext:value-type="float">
            <text:p>980.36</text:p>
          </table:table-cell>
          <table:table-cell office:value-type="float" office:value="3830" calcext:value-type="float">
            <text:p>3830.00</text:p>
          </table:table-cell>
          <table:table-cell office:value-type="float" office:value="74.4017925262451" calcext:value-type="float">
            <text:p>74.40</text:p>
          </table:table-cell>
          <table:table-cell office:value-type="float" office:value="6266" calcext:value-type="float">
            <text:p>6266.00</text:p>
          </table:table-cell>
          <table:table-cell office:value-type="float" office:value="92.992314338684" calcext:value-type="float">
            <text:p>92.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21:22:04.7938271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18T21:23:35.151827151</dc:date>
    <meta:editing-duration>PT9M29S</meta:editing-duration>
    <meta:editing-cycles>4</meta:editing-cycles>
    <meta:generator>LibreOffice/6.1.5.2$Linux_X86_64 LibreOffice_project/10$Build-2</meta:generator>
    <meta:document-statistic meta:table-count="1" meta:cell-count="30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996cm" svg:y="3.703cm" style:legend-expansion="high" chart:style-name="ch2"/>
        <chart:plot-area chart:style-name="ch3" table:cell-range-address="input_data.B2:input_data.B30 input_data.D1:input_data.D30 input_data.F1:input_data.F30 input_data.H1:input_data.H30" chart:data-source-has-labels="both" svg:x="0.32cm" svg:y="0.18cm" svg:width="12.356cm" svg:height="8.64cm">
          <chartooo:coordinate-region svg:x="1.973cm" svg:y="0.18cm" svg:width="10.703cm" svg:height="7.256cm"/>
          <chart:axis chart:dimension="x" chart:name="primary-x" chart:style-name="ch4" chartooo:axis-type="auto">
            <chartooo:date-scale/>
            <chart:categories table:cell-range-address="input_data.B2:input_data.B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nput_data.D2:input_data.D30" chart:label-cell-address="input_data.D1:input_data.D1" chart:class="chart:bar">
            <chart:data-point chart:repeated="29"/>
          </chart:series>
          <chart:series chart:style-name="ch8" chart:values-cell-range-address="input_data.F2:input_data.F30" chart:label-cell-address="input_data.F1:input_data.F1" chart:class="chart:bar">
            <chart:data-point chart:repeated="29"/>
          </chart:series>
          <chart:series chart:style-name="ch9" chart:values-cell-range-address="input_data.H2:input_data.H30" chart:label-cell-address="input_data.H1:input_data.H1" chart:class="chart:bar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ed [MiB]</text:p>
                <draw:g>
                  <svg:desc>input_data.D1:input_data.D1</svg:desc>
                </draw:g>
              </table:table-cell>
              <table:table-cell office:value-type="string">
                <text:p>removed [MiB]</text:p>
                <draw:g>
                  <svg:desc>input_data.F1:input_data.F1</svg:desc>
                </draw:g>
              </table:table-cell>
              <table:table-cell office:value-type="string">
                <text:p>changed [MiB]</text:p>
                <draw:g>
                  <svg:desc>input_data.H1:input_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2a4c</text:p>
                <draw:g>
                  <svg:desc>input_data.B2:input_data.B30</svg:desc>
                </draw:g>
              </table:table-cell>
              <table:table-cell office:value-type="float" office:value="701.364634513855">
                <text:p>701.364634513855</text:p>
                <draw:g>
                  <svg:desc>input_data.D2:input_data.D30</svg:desc>
                </draw:g>
              </table:table-cell>
              <table:table-cell office:value-type="float" office:value="206.560387611389">
                <text:p>206.560387611389</text:p>
                <draw:g>
                  <svg:desc>input_data.F2:input_data.F30</svg:desc>
                </draw:g>
              </table:table-cell>
              <table:table-cell office:value-type="float" office:value="100.050273895264">
                <text:p>100.050273895264</text:p>
                <draw:g>
                  <svg:desc>input_data.H2:input_data.H30</svg:desc>
                </draw:g>
              </table:table-cell>
            </table:table-row>
            <table:table-row>
              <table:table-cell office:value-type="string">
                <text:p>x2aaf</text:p>
              </table:table-cell>
              <table:table-cell office:value-type="float" office:value="925.241004943848">
                <text:p>925.241004943848</text:p>
              </table:table-cell>
              <table:table-cell office:value-type="float" office:value="190.269183158875">
                <text:p>190.269183158875</text:p>
              </table:table-cell>
              <table:table-cell office:value-type="float" office:value="149.909737586975">
                <text:p>149.909737586975</text:p>
              </table:table-cell>
            </table:table-row>
            <table:table-row>
              <table:table-cell office:value-type="string">
                <text:p>x2af8</text:p>
              </table:table-cell>
              <table:table-cell office:value-type="float" office:value="619.065334320068">
                <text:p>619.065334320068</text:p>
              </table:table-cell>
              <table:table-cell office:value-type="float" office:value="645.377131462097">
                <text:p>645.377131462097</text:p>
              </table:table-cell>
              <table:table-cell office:value-type="float" office:value="49.5052757263184">
                <text:p>49.5052757263184</text:p>
              </table:table-cell>
            </table:table-row>
            <table:table-row>
              <table:table-cell office:value-type="string">
                <text:p>x2b81</text:p>
              </table:table-cell>
              <table:table-cell office:value-type="float" office:value="2621.14675140381">
                <text:p>2621.14675140381</text:p>
              </table:table-cell>
              <table:table-cell office:value-type="float" office:value="2276.21387290955">
                <text:p>2276.21387290955</text:p>
              </table:table-cell>
              <table:table-cell office:value-type="float" office:value="158.959531784058">
                <text:p>158.959531784058</text:p>
              </table:table-cell>
            </table:table-row>
            <table:table-row>
              <table:table-cell office:value-type="string">
                <text:p>x2bcb</text:p>
              </table:table-cell>
              <table:table-cell office:value-type="float" office:value="293.243502616882">
                <text:p>293.243502616882</text:p>
              </table:table-cell>
              <table:table-cell office:value-type="float" office:value="399.123399734497">
                <text:p>399.123399734497</text:p>
              </table:table-cell>
              <table:table-cell office:value-type="float" office:value="171.69469833374">
                <text:p>171.69469833374</text:p>
              </table:table-cell>
            </table:table-row>
            <table:table-row>
              <table:table-cell office:value-type="string">
                <text:p>x2c15</text:p>
              </table:table-cell>
              <table:table-cell office:value-type="float" office:value="758.609707832336">
                <text:p>758.609707832336</text:p>
              </table:table-cell>
              <table:table-cell office:value-type="float" office:value="127.755242347717">
                <text:p>127.755242347717</text:p>
              </table:table-cell>
              <table:table-cell office:value-type="float" office:value="130.308855056763">
                <text:p>130.308855056763</text:p>
              </table:table-cell>
            </table:table-row>
            <table:table-row>
              <table:table-cell office:value-type="string">
                <text:p>x2c80</text:p>
              </table:table-cell>
              <table:table-cell office:value-type="float" office:value="531.486294746399">
                <text:p>531.486294746399</text:p>
              </table:table-cell>
              <table:table-cell office:value-type="float" office:value="338.881813049316">
                <text:p>338.881813049316</text:p>
              </table:table-cell>
              <table:table-cell office:value-type="float" office:value="86.2085428237915">
                <text:p>86.2085428237915</text:p>
              </table:table-cell>
            </table:table-row>
            <table:table-row>
              <table:table-cell office:value-type="string">
                <text:p>x2ccb</text:p>
              </table:table-cell>
              <table:table-cell office:value-type="float" office:value="1500.57693099976">
                <text:p>1500.57693099976</text:p>
              </table:table-cell>
              <table:table-cell office:value-type="float" office:value="763.74489402771">
                <text:p>763.74489402771</text:p>
              </table:table-cell>
              <table:table-cell office:value-type="float" office:value="62.0892114639282">
                <text:p>62.0892114639282</text:p>
              </table:table-cell>
            </table:table-row>
            <table:table-row>
              <table:table-cell office:value-type="string">
                <text:p>x2d17</text:p>
              </table:table-cell>
              <table:table-cell office:value-type="float" office:value="470.756924629211">
                <text:p>470.756924629211</text:p>
              </table:table-cell>
              <table:table-cell office:value-type="float" office:value="138.9878282547">
                <text:p>138.9878282547</text:p>
              </table:table-cell>
              <table:table-cell office:value-type="float" office:value="154.465644836426">
                <text:p>154.465644836426</text:p>
              </table:table-cell>
            </table:table-row>
            <table:table-row>
              <table:table-cell office:value-type="string">
                <text:p>x2d6b</text:p>
              </table:table-cell>
              <table:table-cell office:value-type="float" office:value="977.637195587158">
                <text:p>977.637195587158</text:p>
              </table:table-cell>
              <table:table-cell office:value-type="float" office:value="542.727168083191">
                <text:p>542.727168083191</text:p>
              </table:table-cell>
              <table:table-cell office:value-type="float" office:value="101.670493125916">
                <text:p>101.670493125916</text:p>
              </table:table-cell>
            </table:table-row>
            <table:table-row>
              <table:table-cell office:value-type="string">
                <text:p>x2dbf</text:p>
              </table:table-cell>
              <table:table-cell office:value-type="float" office:value="604.766233444214">
                <text:p>604.766233444214</text:p>
              </table:table-cell>
              <table:table-cell office:value-type="float" office:value="137.058168411255">
                <text:p>137.058168411255</text:p>
              </table:table-cell>
              <table:table-cell office:value-type="float" office:value="47.6216821670532">
                <text:p>47.6216821670532</text:p>
              </table:table-cell>
            </table:table-row>
            <table:table-row>
              <table:table-cell office:value-type="string">
                <text:p>x2e0c</text:p>
              </table:table-cell>
              <table:table-cell office:value-type="float" office:value="542.417129516602">
                <text:p>542.417129516602</text:p>
              </table:table-cell>
              <table:table-cell office:value-type="float" office:value="87.3157873153687">
                <text:p>87.3157873153687</text:p>
              </table:table-cell>
              <table:table-cell office:value-type="float" office:value="69.6054649353027">
                <text:p>69.6054649353027</text:p>
              </table:table-cell>
            </table:table-row>
            <table:table-row>
              <table:table-cell office:value-type="string">
                <text:p>x2e57</text:p>
              </table:table-cell>
              <table:table-cell office:value-type="float" office:value="705.744411468506">
                <text:p>705.744411468506</text:p>
              </table:table-cell>
              <table:table-cell office:value-type="float" office:value="252.107042312622">
                <text:p>252.107042312622</text:p>
              </table:table-cell>
              <table:table-cell office:value-type="float" office:value="89.1030969619751">
                <text:p>89.1030969619751</text:p>
              </table:table-cell>
            </table:table-row>
            <table:table-row>
              <table:table-cell office:value-type="string">
                <text:p>x2eb4</text:p>
              </table:table-cell>
              <table:table-cell office:value-type="float" office:value="1638.38059902191">
                <text:p>1638.38059902191</text:p>
              </table:table-cell>
              <table:table-cell office:value-type="float" office:value="186.763257980347">
                <text:p>186.763257980347</text:p>
              </table:table-cell>
              <table:table-cell office:value-type="float" office:value="58.8027973175049">
                <text:p>58.8027973175049</text:p>
              </table:table-cell>
            </table:table-row>
            <table:table-row>
              <table:table-cell office:value-type="string">
                <text:p>x2efd</text:p>
              </table:table-cell>
              <table:table-cell office:value-type="float" office:value="698.399256706238">
                <text:p>698.399256706238</text:p>
              </table:table-cell>
              <table:table-cell office:value-type="float" office:value="269.722314834595">
                <text:p>269.722314834595</text:p>
              </table:table-cell>
              <table:table-cell office:value-type="float" office:value="97.0960693359375">
                <text:p>97.0960693359375</text:p>
              </table:table-cell>
            </table:table-row>
            <table:table-row>
              <table:table-cell office:value-type="string">
                <text:p>x3001</text:p>
              </table:table-cell>
              <table:table-cell office:value-type="float" office:value="7545.89230251312">
                <text:p>7545.89230251312</text:p>
              </table:table-cell>
              <table:table-cell office:value-type="float" office:value="472.237736701965">
                <text:p>472.237736701965</text:p>
              </table:table-cell>
              <table:table-cell office:value-type="float" office:value="153.668138504028">
                <text:p>153.668138504028</text:p>
              </table:table-cell>
            </table:table-row>
            <table:table-row>
              <table:table-cell office:value-type="string">
                <text:p>x30da</text:p>
              </table:table-cell>
              <table:table-cell office:value-type="float" office:value="2494.95355606079">
                <text:p>2494.95355606079</text:p>
              </table:table-cell>
              <table:table-cell office:value-type="float" office:value="7276.18211555481">
                <text:p>7276.18211555481</text:p>
              </table:table-cell>
              <table:table-cell office:value-type="float" office:value="136.283264160156">
                <text:p>136.283264160156</text:p>
              </table:table-cell>
            </table:table-row>
            <table:table-row>
              <table:table-cell office:value-type="string">
                <text:p>x312a</text:p>
              </table:table-cell>
              <table:table-cell office:value-type="float" office:value="1136.63846683502">
                <text:p>1136.63846683502</text:p>
              </table:table-cell>
              <table:table-cell office:value-type="float" office:value="2254.28011608124">
                <text:p>2254.28011608124</text:p>
              </table:table-cell>
              <table:table-cell office:value-type="float" office:value="77.9623041152954">
                <text:p>77.9623041152954</text:p>
              </table:table-cell>
            </table:table-row>
            <table:table-row>
              <table:table-cell office:value-type="string">
                <text:p>x31a3</text:p>
              </table:table-cell>
              <table:table-cell office:value-type="float" office:value="927.226559638977">
                <text:p>927.226559638977</text:p>
              </table:table-cell>
              <table:table-cell office:value-type="float" office:value="400.805019378662">
                <text:p>400.805019378662</text:p>
              </table:table-cell>
              <table:table-cell office:value-type="float" office:value="30.6970367431641">
                <text:p>30.6970367431641</text:p>
              </table:table-cell>
            </table:table-row>
            <table:table-row>
              <table:table-cell office:value-type="string">
                <text:p>x31ec</text:p>
              </table:table-cell>
              <table:table-cell office:value-type="float" office:value="723.656148910523">
                <text:p>723.656148910523</text:p>
              </table:table-cell>
              <table:table-cell office:value-type="float" office:value="37.902195930481">
                <text:p>37.902195930481</text:p>
              </table:table-cell>
              <table:table-cell office:value-type="float" office:value="43.1386003494263">
                <text:p>43.1386003494263</text:p>
              </table:table-cell>
            </table:table-row>
            <table:table-row>
              <table:table-cell office:value-type="string">
                <text:p>x323b</text:p>
              </table:table-cell>
              <table:table-cell office:value-type="float" office:value="1219.09675693512">
                <text:p>1219.09675693512</text:p>
              </table:table-cell>
              <table:table-cell office:value-type="float" office:value="112.202396392822">
                <text:p>112.202396392822</text:p>
              </table:table-cell>
              <table:table-cell office:value-type="float" office:value="95.8970079421997">
                <text:p>95.8970079421997</text:p>
              </table:table-cell>
            </table:table-row>
            <table:table-row>
              <table:table-cell office:value-type="string">
                <text:p>x3288</text:p>
              </table:table-cell>
              <table:table-cell office:value-type="float" office:value="714.096307754517">
                <text:p>714.096307754517</text:p>
              </table:table-cell>
              <table:table-cell office:value-type="float" office:value="64.6195211410523">
                <text:p>64.6195211410523</text:p>
              </table:table-cell>
              <table:table-cell office:value-type="float" office:value="60.3353786468506">
                <text:p>60.3353786468506</text:p>
              </table:table-cell>
            </table:table-row>
            <table:table-row>
              <table:table-cell office:value-type="string">
                <text:p>x32e1</text:p>
              </table:table-cell>
              <table:table-cell office:value-type="float" office:value="1038.91711711884">
                <text:p>1038.91711711884</text:p>
              </table:table-cell>
              <table:table-cell office:value-type="float" office:value="289.99535369873">
                <text:p>289.99535369873</text:p>
              </table:table-cell>
              <table:table-cell office:value-type="float" office:value="60.0958967208862">
                <text:p>60.0958967208862</text:p>
              </table:table-cell>
            </table:table-row>
            <table:table-row>
              <table:table-cell office:value-type="string">
                <text:p>x3333</text:p>
              </table:table-cell>
              <table:table-cell office:value-type="float" office:value="533.234293937683">
                <text:p>533.234293937683</text:p>
              </table:table-cell>
              <table:table-cell office:value-type="float" office:value="75.4152002334595">
                <text:p>75.4152002334595</text:p>
              </table:table-cell>
              <table:table-cell office:value-type="float" office:value="111.132911682129">
                <text:p>111.132911682129</text:p>
              </table:table-cell>
            </table:table-row>
            <table:table-row>
              <table:table-cell office:value-type="string">
                <text:p>x338a</text:p>
              </table:table-cell>
              <table:table-cell office:value-type="float" office:value="1886.1642665863">
                <text:p>1886.1642665863</text:p>
              </table:table-cell>
              <table:table-cell office:value-type="float" office:value="766.216135025024">
                <text:p>766.216135025024</text:p>
              </table:table-cell>
              <table:table-cell office:value-type="float" office:value="20.336407661438">
                <text:p>20.336407661438</text:p>
              </table:table-cell>
            </table:table-row>
            <table:table-row>
              <table:table-cell office:value-type="string">
                <text:p>x33d5</text:p>
              </table:table-cell>
              <table:table-cell office:value-type="float" office:value="1044.05529117584">
                <text:p>1044.05529117584</text:p>
              </table:table-cell>
              <table:table-cell office:value-type="float" office:value="596.857882499695">
                <text:p>596.857882499695</text:p>
              </table:table-cell>
              <table:table-cell office:value-type="float" office:value="35.6822547912598">
                <text:p>35.6822547912598</text:p>
              </table:table-cell>
            </table:table-row>
            <table:table-row>
              <table:table-cell office:value-type="string">
                <text:p>x3436</text:p>
              </table:table-cell>
              <table:table-cell office:value-type="float" office:value="1806.42494773865">
                <text:p>1806.42494773865</text:p>
              </table:table-cell>
              <table:table-cell office:value-type="float" office:value="777.32622718811">
                <text:p>777.32622718811</text:p>
              </table:table-cell>
              <table:table-cell office:value-type="float" office:value="109.627808570862">
                <text:p>109.627808570862</text:p>
              </table:table-cell>
            </table:table-row>
            <table:table-row>
              <table:table-cell office:value-type="string">
                <text:p>x3483</text:p>
              </table:table-cell>
              <table:table-cell office:value-type="float" office:value="970.281432151795">
                <text:p>970.281432151795</text:p>
              </table:table-cell>
              <table:table-cell office:value-type="float" office:value="47.3269948959351">
                <text:p>47.3269948959351</text:p>
              </table:table-cell>
              <table:table-cell office:value-type="float" office:value="66.2876682281494">
                <text:p>66.2876682281494</text:p>
              </table:table-cell>
            </table:table-row>
            <table:table-row>
              <table:table-cell office:value-type="string">
                <text:p>x34d7</text:p>
              </table:table-cell>
              <table:table-cell office:value-type="float" office:value="998.949919700623">
                <text:p>998.949919700623</text:p>
              </table:table-cell>
              <table:table-cell office:value-type="float" office:value="980.359397888184">
                <text:p>980.359397888184</text:p>
              </table:table-cell>
              <table:table-cell office:value-type="float" office:value="74.4017925262451">
                <text:p>74.40179252624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22cm" svg:y="3.703cm" style:legend-expansion="high" chart:style-name="ch2"/>
        <chart:plot-area chart:style-name="ch3" table:cell-range-address="input_data.B2:input_data.C30 input_data.B1:input_data.C1 input_data.E1:input_data.E30 input_data.G1:input_data.G30" chart:data-source-has-labels="both" svg:x="0.32cm" svg:y="0.18cm" svg:width="13.282cm" svg:height="8.64cm">
          <chartooo:coordinate-region svg:x="2.159cm" svg:y="0.18cm" svg:width="11.443cm" svg:height="7.256cm"/>
          <chart:axis chart:dimension="x" chart:name="primary-x" chart:style-name="ch4" chartooo:axis-type="auto">
            <chartooo:date-scale/>
            <chart:categories table:cell-range-address="input_data.B2:input_data.B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nput_data.C2:input_data.C30" chart:label-cell-address="input_data.C1:input_data.C1" chart:class="chart:bar">
            <chart:data-point chart:repeated="29"/>
          </chart:series>
          <chart:series chart:style-name="ch8" chart:values-cell-range-address="input_data.E2:input_data.E30" chart:label-cell-address="input_data.E1:input_data.E1" chart:class="chart:bar">
            <chart:data-point chart:repeated="29"/>
          </chart:series>
          <chart:series chart:style-name="ch9" chart:values-cell-range-address="input_data.G2:input_data.G30" chart:label-cell-address="input_data.G1:input_data.G1" chart:class="chart:bar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ed</text:p>
                <draw:g>
                  <svg:desc>input_data.C1:input_data.C1</svg:desc>
                </draw:g>
              </table:table-cell>
              <table:table-cell office:value-type="string">
                <text:p>removed</text:p>
                <draw:g>
                  <svg:desc>input_data.E1:input_data.E1</svg:desc>
                </draw:g>
              </table:table-cell>
              <table:table-cell office:value-type="string">
                <text:p>changed</text:p>
                <draw:g>
                  <svg:desc>input_data.G1:input_data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2a4c</text:p>
                <draw:g>
                  <svg:desc>input_data.B2:input_data.B30</svg:desc>
                </draw:g>
              </table:table-cell>
              <table:table-cell office:value-type="float" office:value="5599">
                <text:p>5599</text:p>
                <draw:g>
                  <svg:desc>input_data.C2:input_data.C30</svg:desc>
                </draw:g>
              </table:table-cell>
              <table:table-cell office:value-type="float" office:value="1219">
                <text:p>1219</text:p>
                <draw:g>
                  <svg:desc>input_data.E2:input_data.E30</svg:desc>
                </draw:g>
              </table:table-cell>
              <table:table-cell office:value-type="float" office:value="31601">
                <text:p>31601</text:p>
                <draw:g>
                  <svg:desc>input_data.G2:input_data.G30</svg:desc>
                </draw:g>
              </table:table-cell>
            </table:table-row>
            <table:table-row>
              <table:table-cell office:value-type="string">
                <text:p>x2aaf</text:p>
              </table:table-cell>
              <table:table-cell office:value-type="float" office:value="3105">
                <text:p>3105</text:p>
              </table:table-cell>
              <table:table-cell office:value-type="float" office:value="1223">
                <text:p>1223</text:p>
              </table:table-cell>
              <table:table-cell office:value-type="float" office:value="27800">
                <text:p>27800</text:p>
              </table:table-cell>
            </table:table-row>
            <table:table-row>
              <table:table-cell office:value-type="string">
                <text:p>x2af8</text:p>
              </table:table-cell>
              <table:table-cell office:value-type="float" office:value="5956">
                <text:p>5956</text:p>
              </table:table-cell>
              <table:table-cell office:value-type="float" office:value="1231">
                <text:p>1231</text:p>
              </table:table-cell>
              <table:table-cell office:value-type="float" office:value="27767">
                <text:p>27767</text:p>
              </table:table-cell>
            </table:table-row>
            <table:table-row>
              <table:table-cell office:value-type="string">
                <text:p>x2b81</text:p>
              </table:table-cell>
              <table:table-cell office:value-type="float" office:value="91228">
                <text:p>91228</text:p>
              </table:table-cell>
              <table:table-cell office:value-type="float" office:value="71926">
                <text:p>71926</text:p>
              </table:table-cell>
              <table:table-cell office:value-type="float" office:value="27925">
                <text:p>27925</text:p>
              </table:table-cell>
            </table:table-row>
            <table:table-row>
              <table:table-cell office:value-type="string">
                <text:p>x2bcb</text:p>
              </table:table-cell>
              <table:table-cell office:value-type="float" office:value="7074">
                <text:p>7074</text:p>
              </table:table-cell>
              <table:table-cell office:value-type="float" office:value="17331">
                <text:p>17331</text:p>
              </table:table-cell>
              <table:table-cell office:value-type="float" office:value="29382">
                <text:p>29382</text:p>
              </table:table-cell>
            </table:table-row>
            <table:table-row>
              <table:table-cell office:value-type="string">
                <text:p>x2c15</text:p>
              </table:table-cell>
              <table:table-cell office:value-type="float" office:value="4742">
                <text:p>4742</text:p>
              </table:table-cell>
              <table:table-cell office:value-type="float" office:value="453">
                <text:p>453</text:p>
              </table:table-cell>
              <table:table-cell office:value-type="float" office:value="29302">
                <text:p>29302</text:p>
              </table:table-cell>
            </table:table-row>
            <table:table-row>
              <table:table-cell office:value-type="string">
                <text:p>x2c80</text:p>
              </table:table-cell>
              <table:table-cell office:value-type="float" office:value="6617">
                <text:p>6617</text:p>
              </table:table-cell>
              <table:table-cell office:value-type="float" office:value="2469">
                <text:p>2469</text:p>
              </table:table-cell>
              <table:table-cell office:value-type="float" office:value="29214">
                <text:p>29214</text:p>
              </table:table-cell>
            </table:table-row>
            <table:table-row>
              <table:table-cell office:value-type="string">
                <text:p>x2ccb</text:p>
              </table:table-cell>
              <table:table-cell office:value-type="float" office:value="7954">
                <text:p>7954</text:p>
              </table:table-cell>
              <table:table-cell office:value-type="float" office:value="756">
                <text:p>756</text:p>
              </table:table-cell>
              <table:table-cell office:value-type="float" office:value="28997">
                <text:p>28997</text:p>
              </table:table-cell>
            </table:table-row>
            <table:table-row>
              <table:table-cell office:value-type="string">
                <text:p>x2d17</text:p>
              </table:table-cell>
              <table:table-cell office:value-type="float" office:value="7601">
                <text:p>7601</text:p>
              </table:table-cell>
              <table:table-cell office:value-type="float" office:value="707">
                <text:p>707</text:p>
              </table:table-cell>
              <table:table-cell office:value-type="float" office:value="30163">
                <text:p>30163</text:p>
              </table:table-cell>
            </table:table-row>
            <table:table-row>
              <table:table-cell office:value-type="string">
                <text:p>x2d6b</text:p>
              </table:table-cell>
              <table:table-cell office:value-type="float" office:value="7498">
                <text:p>7498</text:p>
              </table:table-cell>
              <table:table-cell office:value-type="float" office:value="7249">
                <text:p>7249</text:p>
              </table:table-cell>
              <table:table-cell office:value-type="float" office:value="30365">
                <text:p>30365</text:p>
              </table:table-cell>
            </table:table-row>
            <table:table-row>
              <table:table-cell office:value-type="string">
                <text:p>x2dbf</text:p>
              </table:table-cell>
              <table:table-cell office:value-type="float" office:value="27472">
                <text:p>27472</text:p>
              </table:table-cell>
              <table:table-cell office:value-type="float" office:value="3551">
                <text:p>3551</text:p>
              </table:table-cell>
              <table:table-cell office:value-type="float" office:value="31126">
                <text:p>31126</text:p>
              </table:table-cell>
            </table:table-row>
            <table:table-row>
              <table:table-cell office:value-type="string">
                <text:p>x2e0c</text:p>
              </table:table-cell>
              <table:table-cell office:value-type="float" office:value="6107">
                <text:p>6107</text:p>
              </table:table-cell>
              <table:table-cell office:value-type="float" office:value="3754">
                <text:p>3754</text:p>
              </table:table-cell>
              <table:table-cell office:value-type="float" office:value="31269">
                <text:p>31269</text:p>
              </table:table-cell>
            </table:table-row>
            <table:table-row>
              <table:table-cell office:value-type="string">
                <text:p>x2e57</text:p>
              </table:table-cell>
              <table:table-cell office:value-type="float" office:value="5755">
                <text:p>5755</text:p>
              </table:table-cell>
              <table:table-cell office:value-type="float" office:value="805">
                <text:p>805</text:p>
              </table:table-cell>
              <table:table-cell office:value-type="float" office:value="31719">
                <text:p>31719</text:p>
              </table:table-cell>
            </table:table-row>
            <table:table-row>
              <table:table-cell office:value-type="string">
                <text:p>x2eb4</text:p>
              </table:table-cell>
              <table:table-cell office:value-type="float" office:value="6641">
                <text:p>6641</text:p>
              </table:table-cell>
              <table:table-cell office:value-type="float" office:value="734">
                <text:p>734</text:p>
              </table:table-cell>
              <table:table-cell office:value-type="float" office:value="32174">
                <text:p>32174</text:p>
              </table:table-cell>
            </table:table-row>
            <table:table-row>
              <table:table-cell office:value-type="string">
                <text:p>x2efd</text:p>
              </table:table-cell>
              <table:table-cell office:value-type="float" office:value="15594">
                <text:p>15594</text:p>
              </table:table-cell>
              <table:table-cell office:value-type="float" office:value="12371">
                <text:p>12371</text:p>
              </table:table-cell>
              <table:table-cell office:value-type="float" office:value="31887">
                <text:p>31887</text:p>
              </table:table-cell>
            </table:table-row>
            <table:table-row>
              <table:table-cell office:value-type="string">
                <text:p>x3001</text:p>
              </table:table-cell>
              <table:table-cell office:value-type="float" office:value="86768">
                <text:p>86768</text:p>
              </table:table-cell>
              <table:table-cell office:value-type="float" office:value="31079">
                <text:p>31079</text:p>
              </table:table-cell>
              <table:table-cell office:value-type="float" office:value="31835">
                <text:p>31835</text:p>
              </table:table-cell>
            </table:table-row>
            <table:table-row>
              <table:table-cell office:value-type="string">
                <text:p>x30da</text:p>
              </table:table-cell>
              <table:table-cell office:value-type="float" office:value="52131">
                <text:p>52131</text:p>
              </table:table-cell>
              <table:table-cell office:value-type="float" office:value="104363">
                <text:p>104363</text:p>
              </table:table-cell>
              <table:table-cell office:value-type="float" office:value="33886">
                <text:p>33886</text:p>
              </table:table-cell>
            </table:table-row>
            <table:table-row>
              <table:table-cell office:value-type="string">
                <text:p>x312a</text:p>
              </table:table-cell>
              <table:table-cell office:value-type="float" office:value="30931">
                <text:p>30931</text:p>
              </table:table-cell>
              <table:table-cell office:value-type="float" office:value="43024">
                <text:p>43024</text:p>
              </table:table-cell>
              <table:table-cell office:value-type="float" office:value="33842">
                <text:p>33842</text:p>
              </table:table-cell>
            </table:table-row>
            <table:table-row>
              <table:table-cell office:value-type="string">
                <text:p>x31a3</text:p>
              </table:table-cell>
              <table:table-cell office:value-type="float" office:value="7213">
                <text:p>7213</text:p>
              </table:table-cell>
              <table:table-cell office:value-type="float" office:value="1994">
                <text:p>1994</text:p>
              </table:table-cell>
              <table:table-cell office:value-type="float" office:value="35222">
                <text:p>35222</text:p>
              </table:table-cell>
            </table:table-row>
            <table:table-row>
              <table:table-cell office:value-type="string">
                <text:p>x31ec</text:p>
              </table:table-cell>
              <table:table-cell office:value-type="float" office:value="5108">
                <text:p>5108</text:p>
              </table:table-cell>
              <table:table-cell office:value-type="float" office:value="256">
                <text:p>256</text:p>
              </table:table-cell>
              <table:table-cell office:value-type="float" office:value="35999">
                <text:p>35999</text:p>
              </table:table-cell>
            </table:table-row>
            <table:table-row>
              <table:table-cell office:value-type="string">
                <text:p>x323b</text:p>
              </table:table-cell>
              <table:table-cell office:value-type="float" office:value="6123">
                <text:p>6123</text:p>
              </table:table-cell>
              <table:table-cell office:value-type="float" office:value="1269">
                <text:p>1269</text:p>
              </table:table-cell>
              <table:table-cell office:value-type="float" office:value="36326">
                <text:p>36326</text:p>
              </table:table-cell>
            </table:table-row>
            <table:table-row>
              <table:table-cell office:value-type="string">
                <text:p>x3288</text:p>
              </table:table-cell>
              <table:table-cell office:value-type="float" office:value="3836">
                <text:p>3836</text:p>
              </table:table-cell>
              <table:table-cell office:value-type="float" office:value="354">
                <text:p>354</text:p>
              </table:table-cell>
              <table:table-cell office:value-type="float" office:value="36749">
                <text:p>36749</text:p>
              </table:table-cell>
            </table:table-row>
            <table:table-row>
              <table:table-cell office:value-type="string">
                <text:p>x32e1</text:p>
              </table:table-cell>
              <table:table-cell office:value-type="float" office:value="8202">
                <text:p>8202</text:p>
              </table:table-cell>
              <table:table-cell office:value-type="float" office:value="4407">
                <text:p>4407</text:p>
              </table:table-cell>
              <table:table-cell office:value-type="float" office:value="36687">
                <text:p>36687</text:p>
              </table:table-cell>
            </table:table-row>
            <table:table-row>
              <table:table-cell office:value-type="string">
                <text:p>x3333</text:p>
              </table:table-cell>
              <table:table-cell office:value-type="float" office:value="4643">
                <text:p>4643</text:p>
              </table:table-cell>
              <table:table-cell office:value-type="float" office:value="690">
                <text:p>690</text:p>
              </table:table-cell>
              <table:table-cell office:value-type="float" office:value="37432">
                <text:p>37432</text:p>
              </table:table-cell>
            </table:table-row>
            <table:table-row>
              <table:table-cell office:value-type="string">
                <text:p>x338a</text:p>
              </table:table-cell>
              <table:table-cell office:value-type="float" office:value="7952">
                <text:p>7952</text:p>
              </table:table-cell>
              <table:table-cell office:value-type="float" office:value="4809">
                <text:p>4809</text:p>
              </table:table-cell>
              <table:table-cell office:value-type="float" office:value="37655">
                <text:p>37655</text:p>
              </table:table-cell>
            </table:table-row>
            <table:table-row>
              <table:table-cell office:value-type="string">
                <text:p>x33d5</text:p>
              </table:table-cell>
              <table:table-cell office:value-type="float" office:value="5070">
                <text:p>5070</text:p>
              </table:table-cell>
              <table:table-cell office:value-type="float" office:value="1639">
                <text:p>1639</text:p>
              </table:table-cell>
              <table:table-cell office:value-type="float" office:value="38868">
                <text:p>38868</text:p>
              </table:table-cell>
            </table:table-row>
            <table:table-row>
              <table:table-cell office:value-type="string">
                <text:p>x3436</text:p>
              </table:table-cell>
              <table:table-cell office:value-type="float" office:value="4270">
                <text:p>4270</text:p>
              </table:table-cell>
              <table:table-cell office:value-type="float" office:value="14291">
                <text:p>14291</text:p>
              </table:table-cell>
              <table:table-cell office:value-type="float" office:value="2752">
                <text:p>2752</text:p>
              </table:table-cell>
            </table:table-row>
            <table:table-row>
              <table:table-cell office:value-type="string">
                <text:p>x3483</text:p>
              </table:table-cell>
              <table:table-cell office:value-type="float" office:value="3466">
                <text:p>3466</text:p>
              </table:table-cell>
              <table:table-cell office:value-type="float" office:value="290">
                <text:p>290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string">
                <text:p>x34d7</text:p>
              </table:table-cell>
              <table:table-cell office:value-type="float" office:value="4334">
                <text:p>4334</text:p>
              </table:table-cell>
              <table:table-cell office:value-type="float" office:value="1898">
                <text:p>1898</text:p>
              </table:table-cell>
              <table:table-cell office:value-type="float" office:value="3830">
                <text:p>38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-50000" chart:maximum="100000" chart:interval-major="2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5000" chart:maximum="10000" chart:interval-major="2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98cm" svg:y="3.952cm" style:legend-expansion="high" chart:style-name="ch2"/>
        <chart:plot-area chart:style-name="ch3" table:cell-range-address="input_data.B2:input_data.B30 input_data.I1:input_data.J30" chart:data-source-has-labels="both" svg:x="0.32cm" svg:y="0.18cm" svg:width="13.758cm" svg:height="8.64cm">
          <chartooo:coordinate-region svg:x="2.079cm" svg:y="0.18cm" svg:width="10.424cm" svg:height="8.441cm"/>
          <chart:axis chart:dimension="x" chart:name="primary-x" chart:style-name="ch4" chartooo:axis-type="auto">
            <chartooo:date-scale/>
            <chart:categories table:cell-range-address="input_data.B2:input_data.B30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input_data.I2:input_data.I30" chart:label-cell-address="input_data.I1:input_data.I1" chart:class="chart:bar">
            <chart:data-point chart:repeated="29"/>
          </chart:series>
          <chart:series chart:attached-axis="secondary-y" chart:style-name="ch9" chart:values-cell-range-address="input_data.J2:input_data.J30" chart:label-cell-address="input_data.J1:input_data.J1" chart:class="chart:bar">
            <chart:data-point chart:repeated="16"/>
            <chart:data-point chart:style-name="ch10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+files</text:p>
                <draw:g>
                  <svg:desc>input_data.I1:input_data.I1</svg:desc>
                </draw:g>
              </table:table-cell>
              <table:table-cell office:value-type="string">
                <text:p>+MiB</text:p>
                <draw:g>
                  <svg:desc>input_data.J1:input_data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2a4c</text:p>
                <draw:g>
                  <svg:desc>input_data.B2:input_data.B30</svg:desc>
                </draw:g>
              </table:table-cell>
              <table:table-cell office:value-type="float" office:value="35981">
                <text:p>35981</text:p>
                <draw:g>
                  <svg:desc>input_data.I2:input_data.I30</svg:desc>
                </draw:g>
              </table:table-cell>
              <table:table-cell office:value-type="float" office:value="594.85452079773">
                <text:p>594.85452079773</text:p>
                <draw:g>
                  <svg:desc>input_data.J2:input_data.J30</svg:desc>
                </draw:g>
              </table:table-cell>
            </table:table-row>
            <table:table-row>
              <table:table-cell office:value-type="string">
                <text:p>x2aaf</text:p>
              </table:table-cell>
              <table:table-cell office:value-type="float" office:value="29682">
                <text:p>29682</text:p>
              </table:table-cell>
              <table:table-cell office:value-type="float" office:value="884.88155937195">
                <text:p>884.88155937195</text:p>
              </table:table-cell>
            </table:table-row>
            <table:table-row>
              <table:table-cell office:value-type="string">
                <text:p>x2af8</text:p>
              </table:table-cell>
              <table:table-cell office:value-type="float" office:value="32492">
                <text:p>32492</text:p>
              </table:table-cell>
              <table:table-cell office:value-type="float" office:value="23.19347858429">
                <text:p>23.19347858429</text:p>
              </table:table-cell>
            </table:table-row>
            <table:table-row>
              <table:table-cell office:value-type="string">
                <text:p>x2b81</text:p>
              </table:table-cell>
              <table:table-cell office:value-type="float" office:value="47227">
                <text:p>47227</text:p>
              </table:table-cell>
              <table:table-cell office:value-type="float" office:value="503.89241027832">
                <text:p>503.89241027832</text:p>
              </table:table-cell>
            </table:table-row>
            <table:table-row>
              <table:table-cell office:value-type="string">
                <text:p>x2bcb</text:p>
              </table:table-cell>
              <table:table-cell office:value-type="float" office:value="19125">
                <text:p>19125</text:p>
              </table:table-cell>
              <table:table-cell office:value-type="float" office:value="65.814801216125">
                <text:p>65.814801216125</text:p>
              </table:table-cell>
            </table:table-row>
            <table:table-row>
              <table:table-cell office:value-type="string">
                <text:p>x2c15</text:p>
              </table:table-cell>
              <table:table-cell office:value-type="float" office:value="33591">
                <text:p>33591</text:p>
              </table:table-cell>
              <table:table-cell office:value-type="float" office:value="761.16332054138">
                <text:p>761.16332054138</text:p>
              </table:table-cell>
            </table:table-row>
            <table:table-row>
              <table:table-cell office:value-type="string">
                <text:p>x2c80</text:p>
              </table:table-cell>
              <table:table-cell office:value-type="float" office:value="33362">
                <text:p>33362</text:p>
              </table:table-cell>
              <table:table-cell office:value-type="float" office:value="278.81302452087">
                <text:p>278.81302452087</text:p>
              </table:table-cell>
            </table:table-row>
            <table:table-row>
              <table:table-cell office:value-type="string">
                <text:p>x2ccb</text:p>
              </table:table-cell>
              <table:table-cell office:value-type="float" office:value="36195">
                <text:p>36195</text:p>
              </table:table-cell>
              <table:table-cell office:value-type="float" office:value="798.92124843597">
                <text:p>798.92124843597</text:p>
              </table:table-cell>
            </table:table-row>
            <table:table-row>
              <table:table-cell office:value-type="string">
                <text:p>x2d17</text:p>
              </table:table-cell>
              <table:table-cell office:value-type="float" office:value="37057">
                <text:p>37057</text:p>
              </table:table-cell>
              <table:table-cell office:value-type="float" office:value="486.23474121094">
                <text:p>486.23474121094</text:p>
              </table:table-cell>
            </table:table-row>
            <table:table-row>
              <table:table-cell office:value-type="string">
                <text:p>x2d6b</text:p>
              </table:table-cell>
              <table:table-cell office:value-type="float" office:value="30614">
                <text:p>30614</text:p>
              </table:table-cell>
              <table:table-cell office:value-type="float" office:value="536.58052062988">
                <text:p>536.58052062988</text:p>
              </table:table-cell>
            </table:table-row>
            <table:table-row>
              <table:table-cell office:value-type="string">
                <text:p>x2dbf</text:p>
              </table:table-cell>
              <table:table-cell office:value-type="float" office:value="55047">
                <text:p>55047</text:p>
              </table:table-cell>
              <table:table-cell office:value-type="float" office:value="515.32974720001">
                <text:p>515.32974720001</text:p>
              </table:table-cell>
            </table:table-row>
            <table:table-row>
              <table:table-cell office:value-type="string">
                <text:p>x2e0c</text:p>
              </table:table-cell>
              <table:table-cell office:value-type="float" office:value="33622">
                <text:p>33622</text:p>
              </table:table-cell>
              <table:table-cell office:value-type="float" office:value="524.70680713654">
                <text:p>524.70680713654</text:p>
              </table:table-cell>
            </table:table-row>
            <table:table-row>
              <table:table-cell office:value-type="string">
                <text:p>x2e57</text:p>
              </table:table-cell>
              <table:table-cell office:value-type="float" office:value="36669">
                <text:p>36669</text:p>
              </table:table-cell>
              <table:table-cell office:value-type="float" office:value="542.74046611786">
                <text:p>542.74046611786</text:p>
              </table:table-cell>
            </table:table-row>
            <table:table-row>
              <table:table-cell office:value-type="string">
                <text:p>x2eb4</text:p>
              </table:table-cell>
              <table:table-cell office:value-type="float" office:value="38081">
                <text:p>38081</text:p>
              </table:table-cell>
              <table:table-cell office:value-type="float" office:value="1510.4201383591">
                <text:p>1510.4201383591</text:p>
              </table:table-cell>
            </table:table-row>
            <table:table-row>
              <table:table-cell office:value-type="string">
                <text:p>x2efd</text:p>
              </table:table-cell>
              <table:table-cell office:value-type="float" office:value="35110">
                <text:p>35110</text:p>
              </table:table-cell>
              <table:table-cell office:value-type="float" office:value="525.77301120758">
                <text:p>525.77301120758</text:p>
              </table:table-cell>
            </table:table-row>
            <table:table-row>
              <table:table-cell office:value-type="string">
                <text:p>x3001</text:p>
              </table:table-cell>
              <table:table-cell office:value-type="float" office:value="87524">
                <text:p>87524</text:p>
              </table:table-cell>
              <table:table-cell office:value-type="float" office:value="7227.3227043152">
                <text:p>7227.3227043152</text:p>
              </table:table-cell>
            </table:table-row>
            <table:table-row>
              <table:table-cell office:value-type="string">
                <text:p>x30da</text:p>
              </table:table-cell>
              <table:table-cell office:value-type="float" office:value="-18346">
                <text:p>-18346</text:p>
              </table:table-cell>
              <table:table-cell office:value-type="float" office:value="-4644.9452953339">
                <text:p>-4644.9452953339</text:p>
              </table:table-cell>
            </table:table-row>
            <table:table-row>
              <table:table-cell office:value-type="string">
                <text:p>x312a</text:p>
              </table:table-cell>
              <table:table-cell office:value-type="float" office:value="21749">
                <text:p>21749</text:p>
              </table:table-cell>
              <table:table-cell office:value-type="float" office:value="-1039.6793451309">
                <text:p>-1039.6793451309</text:p>
              </table:table-cell>
            </table:table-row>
            <table:table-row>
              <table:table-cell office:value-type="string">
                <text:p>x31a3</text:p>
              </table:table-cell>
              <table:table-cell office:value-type="float" office:value="40441">
                <text:p>40441</text:p>
              </table:table-cell>
              <table:table-cell office:value-type="float" office:value="557.11857700348">
                <text:p>557.11857700348</text:p>
              </table:table-cell>
            </table:table-row>
            <table:table-row>
              <table:table-cell office:value-type="string">
                <text:p>x31ec</text:p>
              </table:table-cell>
              <table:table-cell office:value-type="float" office:value="40851">
                <text:p>40851</text:p>
              </table:table-cell>
              <table:table-cell office:value-type="float" office:value="728.89255332947">
                <text:p>728.89255332947</text:p>
              </table:table-cell>
            </table:table-row>
            <table:table-row>
              <table:table-cell office:value-type="string">
                <text:p>x323b</text:p>
              </table:table-cell>
              <table:table-cell office:value-type="float" office:value="41180">
                <text:p>41180</text:p>
              </table:table-cell>
              <table:table-cell office:value-type="float" office:value="1202.7913684845">
                <text:p>1202.7913684845</text:p>
              </table:table-cell>
            </table:table-row>
            <table:table-row>
              <table:table-cell office:value-type="string">
                <text:p>x3288</text:p>
              </table:table-cell>
              <table:table-cell office:value-type="float" office:value="40231">
                <text:p>40231</text:p>
              </table:table-cell>
              <table:table-cell office:value-type="float" office:value="709.81216526031">
                <text:p>709.81216526031</text:p>
              </table:table-cell>
            </table:table-row>
            <table:table-row>
              <table:table-cell office:value-type="string">
                <text:p>x32e1</text:p>
              </table:table-cell>
              <table:table-cell office:value-type="float" office:value="40482">
                <text:p>40482</text:p>
              </table:table-cell>
              <table:table-cell office:value-type="float" office:value="809.01766014099">
                <text:p>809.01766014099</text:p>
              </table:table-cell>
            </table:table-row>
            <table:table-row>
              <table:table-cell office:value-type="string">
                <text:p>x3333</text:p>
              </table:table-cell>
              <table:table-cell office:value-type="float" office:value="41385">
                <text:p>41385</text:p>
              </table:table-cell>
              <table:table-cell office:value-type="float" office:value="568.95200538635">
                <text:p>568.95200538635</text:p>
              </table:table-cell>
            </table:table-row>
            <table:table-row>
              <table:table-cell office:value-type="string">
                <text:p>x338a</text:p>
              </table:table-cell>
              <table:table-cell office:value-type="float" office:value="40798">
                <text:p>40798</text:p>
              </table:table-cell>
              <table:table-cell office:value-type="float" office:value="1140.2845392227">
                <text:p>1140.2845392227</text:p>
              </table:table-cell>
            </table:table-row>
            <table:table-row>
              <table:table-cell office:value-type="string">
                <text:p>x33d5</text:p>
              </table:table-cell>
              <table:table-cell office:value-type="float" office:value="42299">
                <text:p>42299</text:p>
              </table:table-cell>
              <table:table-cell office:value-type="float" office:value="482.87966346741">
                <text:p>482.87966346741</text:p>
              </table:table-cell>
            </table:table-row>
            <table:table-row>
              <table:table-cell office:value-type="string">
                <text:p>x3436</text:p>
              </table:table-cell>
              <table:table-cell office:value-type="float" office:value="-7269">
                <text:p>-7269</text:p>
              </table:table-cell>
              <table:table-cell office:value-type="float" office:value="1138.7265291214">
                <text:p>1138.7265291214</text:p>
              </table:table-cell>
            </table:table-row>
            <table:table-row>
              <table:table-cell office:value-type="string">
                <text:p>x3483</text:p>
              </table:table-cell>
              <table:table-cell office:value-type="float" office:value="6257">
                <text:p>6257</text:p>
              </table:table-cell>
              <table:table-cell office:value-type="float" office:value="989.24210548401">
                <text:p>989.24210548401</text:p>
              </table:table-cell>
            </table:table-row>
            <table:table-row>
              <table:table-cell office:value-type="string">
                <text:p>x34d7</text:p>
              </table:table-cell>
              <table:table-cell office:value-type="float" office:value="6266">
                <text:p>6266</text:p>
              </table:table-cell>
              <table:table-cell office:value-type="float" office:value="92.992314338684">
                <text:p>92.9923143386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